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1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797" calcext:value-type="float">
            <text:p>13797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dt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omega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jerk</text:p>
          </table:table-cell>
        </table:table-row>
        <table:table-row table:style-name="ro1">
          <table:table-cell office:value-type="float" office:value="0.00228571428571429" calcext:value-type="float">
            <text:p>0.002285714285714</text:p>
          </table:table-cell>
          <table:table-cell office:value-type="float" office:value="13669" calcext:value-type="float">
            <text:p>13669</text:p>
          </table:table-cell>
          <table:table-cell office:value-type="float" office:value="-56000" calcext:value-type="float">
            <text:p>-56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A2]-[.A1]" office:value-type="float" office:value="0.00228571428571429" calcext:value-type="float">
            <text:p>0.002285714285714</text:p>
          </table:table-cell>
          <table:table-cell table:formula="of:=[.B2]-[.B1]" office:value-type="float" office:value="-128" calcext:value-type="float">
            <text:p>-128</text:p>
          </table:table-cell>
          <table:table-cell table:formula="of:=[.H2]/[.G2]" office:value-type="float" office:value="-55999.9999999999" calcext:value-type="float">
            <text:p>-55999.9999999999</text:p>
          </table:table-cell>
          <table:table-cell table:number-columns-repeated="2"/>
        </table:table-row>
        <table:table-row table:style-name="ro1">
          <table:table-cell office:value-type="float" office:value="0.00457142857142857" calcext:value-type="float">
            <text:p>0.004571428571429</text:p>
          </table:table-cell>
          <table:table-cell office:value-type="float" office:value="13541" calcext:value-type="float">
            <text:p>13541</text:p>
          </table:table-cell>
          <table:table-cell office:value-type="float" office:value="-56000" calcext:value-type="float">
            <text:p>-56000</text:p>
          </table:table-cell>
          <table:table-cell office:value-type="float" office:value="-12250000" calcext:value-type="float">
            <text:p>-1225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3]-[.A2]" office:value-type="float" office:value="0.00228571428571428" calcext:value-type="float">
            <text:p>0.002285714285714</text:p>
          </table:table-cell>
          <table:table-cell table:formula="of:=[.B3]-[.B2]" office:value-type="float" office:value="-128" calcext:value-type="float">
            <text:p>-128</text:p>
          </table:table-cell>
          <table:table-cell table:formula="of:=[.H3]/[.G3]" office:value-type="float" office:value="-56000.0000000002" calcext:value-type="float">
            <text:p>-56000.000000000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0685714285714286" calcext:value-type="float">
            <text:p>0.006857142857143</text:p>
          </table:table-cell>
          <table:table-cell office:value-type="float" office:value="13410" calcext:value-type="float">
            <text:p>13410</text:p>
          </table:table-cell>
          <table:table-cell office:value-type="float" office:value="-56656.25" calcext:value-type="float">
            <text:p>-56656.25</text:p>
          </table:table-cell>
          <table:table-cell office:value-type="float" office:value="-143554.6875" calcext:value-type="float">
            <text:p>-143554.6875</text:p>
          </table:table-cell>
          <table:table-cell office:value-type="float" office:value="31402587.890625" calcext:value-type="float">
            <text:p>31402587.890625</text:p>
          </table:table-cell>
          <table:table-cell/>
          <table:table-cell table:formula="of:=[.A4]-[.A3]" office:value-type="float" office:value="0.00228571428571429" calcext:value-type="float">
            <text:p>0.002285714285714</text:p>
          </table:table-cell>
          <table:table-cell table:formula="of:=[.B4]-[.B3]" office:value-type="float" office:value="-131" calcext:value-type="float">
            <text:p>-131</text:p>
          </table:table-cell>
          <table:table-cell table:formula="of:=[.H4]/[.G4]" office:value-type="float" office:value="-57312.4999999999" calcext:value-type="float">
            <text:p>-57312.4999999999</text:p>
          </table:table-cell>
          <table:table-cell table:formula="of:=([.I4]-[.I3])/[.G4]" office:value-type="float" office:value="-574218.749999884" calcext:value-type="float">
            <text:p>-574218.749999884</text:p>
          </table:table-cell>
          <table:table-cell table:formula="of:=([.J4]-[.J3])/[.G4]" office:value-type="float" office:value="-251220703.124949" calcext:value-type="float">
            <text:p>-251220703.124949</text:p>
          </table:table-cell>
        </table:table-row>
        <table:table-row table:style-name="ro1">
          <table:table-cell office:value-type="float" office:value="0.00914285714285715" calcext:value-type="float">
            <text:p>0.009142857142857</text:p>
          </table:table-cell>
          <table:table-cell office:value-type="float" office:value="13278" calcext:value-type="float">
            <text:p>13278</text:p>
          </table:table-cell>
          <table:table-cell office:value-type="float" office:value="-57531.25" calcext:value-type="float">
            <text:p>-57531.25</text:p>
          </table:table-cell>
          <table:table-cell office:value-type="float" office:value="-334960.9375" calcext:value-type="float">
            <text:p>-334960.9375</text:p>
          </table:table-cell>
          <table:table-cell office:value-type="float" office:value="-2606414794.92187" calcext:value-type="float">
            <text:p>-2606414794.92187</text:p>
          </table:table-cell>
          <table:table-cell/>
          <table:table-cell table:formula="of:=[.A5]-[.A4]" office:value-type="float" office:value="0.00228571428571429" calcext:value-type="float">
            <text:p>0.002285714285714</text:p>
          </table:table-cell>
          <table:table-cell table:formula="of:=[.B5]-[.B4]" office:value-type="float" office:value="-132" calcext:value-type="float">
            <text:p>-132</text:p>
          </table:table-cell>
          <table:table-cell table:formula="of:=[.H5]/[.G5]" office:value-type="float" office:value="-57749.9999999999" calcext:value-type="float">
            <text:p>-57749.9999999999</text:p>
          </table:table-cell>
          <table:table-cell table:formula="of:=([.I5]-[.I4])/[.G5]" office:value-type="float" office:value="-191406.25" calcext:value-type="float">
            <text:p>-191406.25</text:p>
          </table:table-cell>
          <table:table-cell table:formula="of:=([.J5]-[.J4])/[.G5]" office:value-type="float" office:value="167480468.749949" calcext:value-type="float">
            <text:p>167480468.749949</text:p>
          </table:table-cell>
        </table:table-row>
        <table:table-row table:style-name="ro1">
          <table:table-cell office:value-type="float" office:value="0.0114285714285714" calcext:value-type="float">
            <text:p>0.011428571428571</text:p>
          </table:table-cell>
          <table:table-cell office:value-type="float" office:value="13140" calcext:value-type="float">
            <text:p>13140</text:p>
          </table:table-cell>
          <table:table-cell office:value-type="float" office:value="-59062.5" calcext:value-type="float">
            <text:p>-59062.5</text:p>
          </table:table-cell>
          <table:table-cell office:value-type="float" office:value="-526367.187499998" calcext:value-type="float">
            <text:p>-526367.187499998</text:p>
          </table:table-cell>
          <table:table-cell office:value-type="float" office:value="83740234.3749996" calcext:value-type="float">
            <text:p>83740234.3749996</text:p>
          </table:table-cell>
          <table:table-cell/>
          <table:table-cell table:formula="of:=[.A6]-[.A5]" office:value-type="float" office:value="0.00228571428571425" calcext:value-type="float">
            <text:p>0.002285714285714</text:p>
          </table:table-cell>
          <table:table-cell table:formula="of:=[.B6]-[.B5]" office:value-type="float" office:value="-138" calcext:value-type="float">
            <text:p>-138</text:p>
          </table:table-cell>
          <table:table-cell table:formula="of:=[.H6]/[.G6]" office:value-type="float" office:value="-60375.000000001" calcext:value-type="float">
            <text:p>-60375.000000001</text:p>
          </table:table-cell>
          <table:table-cell table:formula="of:=([.I6]-[.I5])/[.G6]" office:value-type="float" office:value="-1148437.5000005" calcext:value-type="float">
            <text:p>-1148437.5000005</text:p>
          </table:table-cell>
          <table:table-cell table:formula="of:=([.J6]-[.J5])/[.G6]" office:value-type="float" office:value="-418701171.875225" calcext:value-type="float">
            <text:p>-418701171.875225</text:p>
          </table:table-cell>
        </table:table-row>
        <table:table-row table:style-name="ro1">
          <table:table-cell office:value-type="float" office:value="0.0137142857142857" calcext:value-type="float">
            <text:p>0.013714285714286</text:p>
          </table:table-cell>
          <table:table-cell office:value-type="float" office:value="13009" calcext:value-type="float">
            <text:p>13009</text:p>
          </table:table-cell>
          <table:table-cell office:value-type="float" office:value="-58843.75" calcext:value-type="float">
            <text:p>-58843.75</text:p>
          </table:table-cell>
          <table:table-cell office:value-type="float" office:value="-287109.374999995" calcext:value-type="float">
            <text:p>-287109.374999995</text:p>
          </table:table-cell>
          <table:table-cell office:value-type="float" office:value="-10467529.2968761" calcext:value-type="float">
            <text:p>-10467529.2968761</text:p>
          </table:table-cell>
          <table:table-cell/>
          <table:table-cell table:formula="of:=[.A7]-[.A6]" office:value-type="float" office:value="0.0022857142857143" calcext:value-type="float">
            <text:p>0.002285714285714</text:p>
          </table:table-cell>
          <table:table-cell table:formula="of:=[.B7]-[.B6]" office:value-type="float" office:value="-131" calcext:value-type="float">
            <text:p>-131</text:p>
          </table:table-cell>
          <table:table-cell table:formula="of:=[.H7]/[.G7]" office:value-type="float" office:value="-57312.4999999996" calcext:value-type="float">
            <text:p>-57312.4999999996</text:p>
          </table:table-cell>
          <table:table-cell table:formula="of:=([.I7]-[.I6])/[.G7]" office:value-type="float" office:value="1339843.75000058" calcext:value-type="float">
            <text:p>1339843.75000058</text:p>
          </table:table-cell>
          <table:table-cell table:formula="of:=([.J7]-[.J6])/[.G7]" office:value-type="float" office:value="1088623046.87547" calcext:value-type="float">
            <text:p>1088623046.87547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12875" calcext:value-type="float">
            <text:p>12875</text:p>
          </table:table-cell>
          <table:table-cell office:value-type="float" office:value="-57968.75" calcext:value-type="float">
            <text:p>-57968.75</text:p>
          </table:table-cell>
          <table:table-cell office:value-type="float" office:value="239257.812500003" calcext:value-type="float">
            <text:p>239257.812500003</text:p>
          </table:table-cell>
          <table:table-cell office:value-type="float" office:value="-167480468.75" calcext:value-type="float">
            <text:p>-167480468.75</text:p>
          </table:table-cell>
          <table:table-cell/>
          <table:table-cell table:formula="of:=[.A8]-[.A7]" office:value-type="float" office:value="0.0022857142857143" calcext:value-type="float">
            <text:p>0.002285714285714</text:p>
          </table:table-cell>
          <table:table-cell table:formula="of:=[.B8]-[.B7]" office:value-type="float" office:value="-134" calcext:value-type="float">
            <text:p>-134</text:p>
          </table:table-cell>
          <table:table-cell table:formula="of:=[.H8]/[.G8]" office:value-type="float" office:value="-58624.9999999996" calcext:value-type="float">
            <text:p>-58624.9999999996</text:p>
          </table:table-cell>
          <table:table-cell table:formula="of:=([.I8]-[.I7])/[.G8]" office:value-type="float" office:value="-574218.74999999" calcext:value-type="float">
            <text:p>-574218.74999999</text:p>
          </table:table-cell>
          <table:table-cell table:formula="of:=([.J8]-[.J7])/[.G8]" office:value-type="float" office:value="-837402343.750245" calcext:value-type="float">
            <text:p>-837402343.750245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good</text:p>
          </table:table-cell>
          <table:table-cell office:value-type="string" calcext:value-type="string">
            <text:p>good I think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ish</text:p>
          </table:table-cell>
          <table:table-cell table:number-columns-repeated="2" office:value-type="string" calcext:value-type="string">
            <text:p>wrong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8">00/00/0000</text:date>, <text:time style:data-style-name="N2" text:time-value="14:57:07.6424653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8T14:25:48.699755791</meta:creation-date>
    <dc:date>2022-05-28T15:03:14.377700216</dc:date>
    <meta:editing-duration>PT15M43S</meta:editing-duration>
    <meta:editing-cycles>6</meta:editing-cycles>
    <meta:generator>LibreOffice/6.4.7.2$Linux_X86_64 LibreOffice_project/40$Build-2</meta:generator>
    <meta:document-statistic meta:table-count="1" meta:cell-count="82" meta:object-count="0"/>
  </office:meta>
</office:document-meta>
</file>